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 CYR" svg:font-family="'Times New Roman CYR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Text_20_body">
      <style:text-properties fo:language="uk" fo:country="UA"/>
    </style:style>
    <style:style style:name="P3" style:family="paragraph" style:parent-style-name="Text_20_body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4" style:family="paragraph" style:parent-style-name="Text_20_body">
      <style:text-properties fo:font-variant="normal" fo:text-transform="none" fo:color="#000000" style:text-line-through-style="none" style:font-name="Times New Roman" fo:font-size="14pt" fo:letter-spacing="normal" fo:language="uk" fo:country="UA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Text_20_body" style:list-style-name="L3">
      <style:text-properties fo:color="#000000" style:font-name="Times New Roman" fo:font-size="14pt" fo:language="uk" fo:country="UA" style:font-size-asian="14pt" style:font-size-complex="14pt"/>
    </style:style>
    <style:style style:name="P6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language="uk" fo:country="UA"/>
    </style:style>
    <style:style style:name="P7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8" style:family="paragraph" style:parent-style-name="Text_20_body" style:list-style-name="L2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9" style:family="paragraph" style:parent-style-name="Text_20_body" style:list-style-name="L3">
      <style:paragraph-properties fo:margin-top="0in" fo:margin-bottom="0in" fo:text-align="justify" style:justify-single-word="false" fo:widows="1"/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P10" style:family="paragraph" style:parent-style-name="Text_20_body" style:list-style-name="L3">
      <style:paragraph-properties fo:margin-top="0in" fo:margin-bottom="0in" fo:text-align="justify" style:justify-single-word="false" fo:widows="1"/>
    </style:style>
    <style:style style:name="T1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" style:family="text">
      <style:text-properties fo:font-variant="normal" fo:text-transform="none" fo:color="#000000" style:text-line-through-style="none" style:font-name="Times New Roman" fo:font-size="32pt" fo:letter-spacing="normal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Times New Roman" fo:font-size="14pt" fo:letter-spacing="normal" fo:language="uk" fo:country="UA" fo:font-style="normal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7" style:family="text">
      <style:text-properties fo:color="#000000" style:font-name="Times New Roman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9.2</text:span><text:span text:style-name="T3"> Полі́тика інформаці́йної безпе́ки</text:span><text:span text:style-name="T2"> — набір вимог, правил, обмежень, рекомендацій, які регламентують порядок інформаційної діяльності в організації і спрямовані на досягнення і підтримку стану інформаційної безпеки організації.</text:span></text:p>
      <text:p text:style-name="P2"><text:span text:style-name="T7"><text:line-break/></text:span><text:span text:style-name="T2">Метою ПІБ має бути впровадження та ефективне управління системою забезпечення інформаційної безпеки, спрямованої на:</text:span></text:p>
      <text:list xml:id="list43872467" text:style-name="L1">
        <text:list-item>
          <text:p text:style-name="P6"><text:span text:style-name="T6">захист </text:span><text:span text:style-name="T1">інформаційних активів</text:span><text:span text:style-name="T6"> організації,</text:span></text:p>
        </text:list-item>
        <text:list-item>
          <text:p text:style-name="P7">забезпечення стабільної діяльності організації,</text:p>
        </text:list-item>
        <text:list-item>
          <text:p text:style-name="P6"><text:span text:style-name="T6">мінімізації </text:span><text:span text:style-name="T1">ризиків</text:span><text:span text:style-name="T6"> інформаційної безпеки,</text:span></text:p>
        </text:list-item>
        <text:list-item>
          <text:p text:style-name="P7">створення позитивних для організації інф. відносин з партнерами, клієнтами та всередині організації.</text:p>
        </text:list-item>
      </text:list>
      <text:list xml:id="list1076199019" text:style-name="L2">
        <text:list-header>
          <text:p text:style-name="P8"/>
        </text:list-header>
      </text:list>
      <text:p text:style-name="P3">Основним завданням інформаційної безпеки є захист інформаційних активів від зовнішніх та внутрішніх навмисних та ненавмисних загроз.</text:p>
      <text:p text:style-name="P4"/>
      <text:p text:style-name="P4">Структурно до політики безпеки (документів, що її складають) повинні входити наступні розділи:</text:p>
      <text:list xml:id="list224653607" text:style-name="L3">
        <text:list-item>
          <text:p text:style-name="P9">загальний, у якому визначається відношення керівництва АС (організації) до проблеми безпеки інформації;</text:p>
        </text:list-item>
        <text:list-item>
          <text:p text:style-name="P9">організаційний, у якому наводиться перелік підрозділів, робочих груп, посадових осіб, що відповідають за роботи у сфері захисту інформації, їх функції, викладаються підходи, що застосовуються до персоналу (опис посад з точки зору безпеки інформації, організація навчання та перепідготовки персоналу, порядок реагування на порушення режиму безпеки та ін.);</text:p>
        </text:list-item>
        <text:list-item>
          <text:p text:style-name="P9">класифікаційний, де визначаються матеріальні та інформаційні ресурси, які є у наявності в АС, та необхідний рівень їхнього захисту;</text:p>
        </text:list-item>
        <text:list-item>
          <text:p text:style-name="P9">визначення порядку доступу до інформації;</text:p>
        </text:list-item>
        <text:list-item>
          <text:p text:style-name="P9">розділ, у якому визначається підхід щодо керування робочими станціями, серверами, мереженим обладнанням тощо;</text:p>
        </text:list-item>
        <text:list-item>
          <text:p text:style-name="P9">висвітення питання фізичного захисту;</text:p>
        </text:list-item>
        <text:list-item>
          <text:p text:style-name="P9">висвітення питання захисту інформації від витоку технічними каналами;</text:p>
        </text:list-item>
        <text:list-item>
          <text:p text:style-name="P9">розділ, де викладено порядок розробки та супроводження системи, модернізації апаратного та програмного забезпечення;</text:p>
        </text:list-item>
        <text:list-item>
          <text:p text:style-name="P10"><text:span text:style-name="Strong_20_Emphasis"><text:span text:style-name="T5">розділ, який регламентує порядок проведення відновлювальних робіт і забезпечення неперервного функціонування (АС);</text:span></text:span></text:p>
        </text:list-item>
        <text:list-item>
          <text:p text:style-name="P9">юридичний розділ, у якому приводиться підтвердження відповідності політики безпеки законодавству України [6].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Times New Roman CYR" svg:font-family="'Times New Roman CYR'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14:50:07</dc:date>
    <dc:creator>mark </dc:creator>
    <meta:editing-duration>PT3M32S</meta:editing-duration>
    <meta:editing-cycles>42</meta:editing-cycles>
    <meta:document-statistic meta:table-count="0" meta:image-count="0" meta:object-count="0" meta:page-count="1" meta:paragraph-count="18" meta:word-count="250" meta:character-count="1997" meta:non-whitespace-character-count="1778"/>
  </office:meta>
</office:document-meta>
</file>